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6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16" style:family="paragraph" style:parent-style-name="Standard" style:list-style-name="L1">
      <style:text-properties officeooo:paragraph-rsid="01525b5f"/>
    </style:style>
    <style:style style:name="P17" style:family="paragraph" style:parent-style-name="Standard" style:list-style-name="L1">
      <style:text-properties officeooo:paragraph-rsid="017b0c40"/>
    </style:style>
    <style:style style:name="P18" style:family="paragraph" style:parent-style-name="Standard" style:list-style-name="L1">
      <style:text-properties officeooo:paragraph-rsid="017ef008"/>
    </style:style>
    <style:style style:name="P19" style:family="paragraph" style:parent-style-name="Standard" style:list-style-name="L1">
      <style:text-properties fo:font-weight="bold" officeooo:paragraph-rsid="017b0c40"/>
    </style:style>
    <style:style style:name="P20" style:family="paragraph" style:parent-style-name="Standard" style:list-style-name="L1">
      <style:text-properties fo:font-weight="bold" officeooo:paragraph-rsid="017d59d1"/>
    </style:style>
    <style:style style:name="P2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2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2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2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2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26" style:family="paragraph" style:parent-style-name="Standard">
      <style:text-properties officeooo:paragraph-rsid="01547165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33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35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3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25fa7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1290d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4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57" style:family="text">
      <style:text-properties fo:color="#666666" fo:font-size="11pt" style:font-size-asian="11pt" style:font-size-complex="11pt"/>
    </style:style>
    <style:style style:name="T58" style:family="text">
      <style:text-properties fo:color="#666666" fo:font-size="11pt" officeooo:rsid="00b32b4f" style:font-size-asian="11pt" style:font-size-complex="11pt"/>
    </style:style>
    <style:style style:name="T59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60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61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62" style:family="text">
      <style:text-properties style:use-window-font-color="true" fo:background-color="#ffffff" loext:char-shading-value="0"/>
    </style:style>
    <style:style style:name="T63" style:family="text">
      <style:text-properties style:use-window-font-color="true" officeooo:rsid="01499923" fo:background-color="#ffffff" loext:char-shading-value="0"/>
    </style:style>
    <style:style style:name="T64" style:family="text">
      <style:text-properties fo:color="#222222" style:font-name="Lato" style:text-underline-style="none" style:font-size-asian="10.5pt" style:font-size-complex="10.5pt"/>
    </style:style>
    <style:style style:name="T65" style:family="text">
      <style:text-properties fo:color="#222222" style:font-name="Lato" style:text-underline-style="none" officeooo:rsid="01635839" style:font-size-asian="10.5pt" style:font-size-complex="10.5pt"/>
    </style:style>
    <style:style style:name="T66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67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68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69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70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71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72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3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74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75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76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7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78" style:family="text">
      <style:text-properties fo:color="#252525" style:font-name="Lato" style:text-underline-style="none" officeooo:rsid="016dc9c4" style:font-size-asian="10.5pt" style:font-size-complex="10.5pt"/>
    </style:style>
    <style:style style:name="T79" style:family="text">
      <style:text-properties fo:color="#252525" fo:font-weight="normal" officeooo:rsid="01716c5d"/>
    </style:style>
    <style:style style:name="T80" style:family="text">
      <style:text-properties fo:color="#252525" fo:font-weight="normal" officeooo:rsid="017b0c40"/>
    </style:style>
    <style:style style:name="T81" style:family="text">
      <style:text-properties fo:color="#252525" fo:font-weight="normal" officeooo:rsid="014f494e"/>
    </style:style>
    <style:style style:name="T82" style:family="text">
      <style:text-properties fo:color="#252525" fo:font-weight="normal" officeooo:rsid="01501c86"/>
    </style:style>
    <style:style style:name="T83" style:family="text">
      <style:text-properties fo:color="#252525" fo:font-weight="normal" officeooo:rsid="0188cb41"/>
    </style:style>
    <style:style style:name="T84" style:family="text">
      <style:text-properties officeooo:rsid="018a1bb1"/>
    </style:style>
    <style:style style:name="T8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87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8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8">IOANNA PAPAGIANNI</text:span><text:span text:style-name="T57"> 2790</text:span><text:span text:style-name="T4"> </text:span><text:s text:c="2"/></text:p>
      <text:p text:style-name="P27"/>
      <text:p text:style-name="P4"><text:span text:style-name="T59">QUESTION</text:span><text:span text:style-name="T60"> </text:span><text:span text:style-name="T61">4</text:span></text:p>
      <text:p text:style-name="P28"/>
      <text:p text:style-name="P28">FROM RAW DATA TO FIXED</text:p>
      <text:p text:style-name="P29"/>
      <text:p text:style-name="P30">Taking a careful look at the dataset of movies.csv file, there are some issues that need to be fixed before <text:s/>moving on with the data analysis.</text:p>
      <text:p text:style-name="P30"/>
      <text:p text:style-name="P3"><text:span text:style-name="T62">At first, </text:span><text:span text:style-name="T63">there are columns that are unnecessary and is better to be dropped off.</text:span></text:p>
      <text:p text:style-name="P31"/>
      <text:p text:style-name="P31">These are:</text:p>
      <text:p text:style-name="P31">'Unnamed: 0', 'Unnamed: 0.1', 'US Gross', 'US DVD Sales', 'MPAA Rating', 'Running Time (min)', 'Distributor', 'Source', 'Creative Type'</text:p>
      <text:p text:style-name="P31"/>
      <text:p text:style-name="P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5">Note that, all movies are 3201 but they are </text:span><text:span text:style-name="T46">indices start</text:span><text:span text:style-name="T45"> from 0 to 3200.</text:span></text:p>
      <text:p text:style-name="P6"/>
      <text:list xml:id="list652469259" text:style-name="L1">
        <text:list-item>
          <text:p text:style-name="P16"><text:span text:style-name="T7">Title</text:span><text:span text:style-name="T11"> attribute is fine. </text:span></text:p>
          <text:p text:style-name="P17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8">8</text:span><text:span text:style-name="T32">7</text:span><text:span text:style-name="T27">)</text:span><text:span text:style-name="T11"><text:tab/></text:span></text:p>
          <text:p text:style-name="P17"><text:span text:style-name="T13">T</text:span><text:span text:style-name="T11">ype string</text:span></text:p>
          <text:p text:style-name="P7"/>
        </text:list-item>
        <text:list-item>
          <text:p text:style-name="P20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5"><text:s/></text:span><text:span text:style-name="T36">After pruning, data type </text:span><text:span text:style-name="T41">are</text:span><text:span text:style-name="T37"> converted</text:span><text:span text:style-name="T36"> </text:span><text:span text:style-name="T37">to</text:span><text:span text:style-name="T36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2">Gross</text:span></text:p>
          <text:p text:style-name="P19"><text:span text:style-name="T27">3201 (</text:span><text:span text:style-name="T32">after pruning 31</text:span><text:span text:style-name="T38">87</text:span><text:span text:style-name="T27">)</text:span><text:span text:style-name="T12"><text:tab/></text:span></text:p>
          <text:p text:style-name="P19"><text:span text:style-name="T13">Type string </text:span><text:span text:style-name="T19">(converting to int)</text:span></text:p>
          <text:p text:style-name="P8"/>
        </text:list-item>
        <text:list-item>
          <text:p text:style-name="P18"><text:span text:style-name="T8">Release Date </text:span><text:span text:style-name="T12">attribute format is </text:span><text:span text:style-name="T24">d</text:span><text:span text:style-name="T25">ay</text:span><text:span text:style-name="T24">/m</text:span><text:span text:style-name="T25">onth</text:span><text:span text:style-name="T24">/y</text:span><text:span text:style-name="T25">ear for the most, but there are movies with only year, </text:span><text:span text:style-name="T39">others with alpharithmetics for months,</text:span><text:span text:style-name="T25"> </text:span><text:span text:style-name="T33">and some with TBD</text:span><text:span text:style-name="T25">. For our analysis, year only fits the criteria </text:span><text:span text:style-name="T26">and we keep only that. </text:span><text:span text:style-name="T39">Firstly, </text:span><text:span text:style-name="T40">we prune spaces on the right, in any value of this attribute </text:span><text:span text:style-name="T39">and then we keep only the last two characters </text:span><text:span text:style-name="T40">in two digit format</text:span><text:span text:style-name="T39">.</text:span><text:span text:style-name="T26"> </text:span><text:span text:style-name="T35">Wherever TBD is, </text:span><text:span text:style-name="T36">data </text:span><text:span text:style-name="T42">are</text:span><text:span text:style-name="T36"> </text:span><text:span text:style-name="T53">pruned</text:span><text:span text:style-name="T35">. </text:span><text:span text:style-name="T36">After pruning,</text:span><text:span text:style-name="T39"> depending on the century they belong (</text:span><text:span text:style-name="T43">e.g:</text:span><text:span text:style-name="T39"> if the number is 01 → 2000 century, 97 → 1900 century, </text:span><text:span text:style-name="T40">the logic is [0,</text:span><text:span text:style-name="T44">19</text:span><text:span text:style-name="T40">]</text:span><text:span text:style-name="T56">*</text:span><text:span text:style-name="T40">→ 2000 century else → 1900 century</text:span><text:span text:style-name="T39">) two more digits </text:span><text:span text:style-name="T43">are</text:span><text:span text:style-name="T39"> added in front</text:span><text:span text:style-name="T36">.</text:span><text:span text:style-name="T26"> </text:span><text:span text:style-name="T14">Renamed to: </text:span><text:span text:style-name="T23">Date</text:span></text:p>
          <text:p text:style-name="P17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8">87</text:span><text:span text:style-name="T32"> </text:span><text:span text:style-name="T27">)</text:span><text:span text:style-name="T26"><text:tab/></text:span></text:p>
          <text:p text:style-name="P17"><text:span text:style-name="T27">Type string </text:span><text:span text:style-name="T19">(converting to int)</text:span></text:p>
        </text:list-item>
      </text:list>
      <text:p text:style-name="P10"/>
      <text:p text:style-name="P26"><text:span text:style-name="T27"><text:tab/><text:tab/></text:span><text:span text:style-name="T54">* </text:span><text:span text:style-name="T55">19 stands for 2019 (the current year). Notice that, there is a movie “</text:span><text:span text:style-name="T87">Over the Hill to the <text:tab/><text:tab/><text:tab/><text:tab/>Poorhouse” </text:span><text:span text:style-name="T88">that was released in 1920 so for movies 2020 and after this data set need changes.</text:span></text:p>
      <text:p text:style-name="P26"><text:span text:style-name="T88"/></text:p>
      <text:list xml:id="list162854410698730" text:continue-numbering="true" text:style-name="L1">
        <text:list-item>
          <text:p text:style-name="P21"><text:span text:style-name="T48">M</text:span><text:span text:style-name="T47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49">Genre</text:span></text:p>
          <text:p text:style-name="P22"><text:span text:style-name="T28">2926</text:span><text:span text:style-name="T27"> movies</text:span><text:span text:style-name="T26"><text:tab/></text:span></text:p>
          <text:p text:style-name="P22"><text:span text:style-name="T27">Type string</text:span></text:p>
          <text:p text:style-name="P9"/>
        </text:list-item>
        <text:list-item>
          <text:p text:style-name="P23"><text:span text:style-name="T48">R</text:span><text:span text:style-name="T47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49">RTRating</text:span></text:p>
          <text:p text:style-name="P24"><text:span text:style-name="T24">2321</text:span><text:span text:style-name="T27"> movies</text:span><text:span text:style-name="T26"><text:tab/></text:span></text:p>
          <text:p text:style-name="P24"><text:span text:style-name="T27">Type </text:span><text:span text:style-name="T24">float</text:span></text:p>
          <text:p text:style-name="P11"><text:soft-page-break/></text:p>
        </text:list-item>
        <text:list-item>
          <text:p text:style-name="P25"><text:span text:style-name="T47">IMDB Rating </text:span><text:span text:style-name="T24">attribute is fine. </text:span><text:span text:style-name="T28">Renamed to </text:span><text:span text:style-name="T50"><text:s/></text:span><text:span text:style-name="T51">IMDB</text:span><text:span text:style-name="T49">Rating</text:span></text:p>
          <text:p text:style-name="P33">2988 movies<text:tab/></text:p>
          <text:p text:style-name="P33">Type float</text:p>
          <text:p text:style-name="P11"/>
        </text:list-item>
        <text:list-item>
          <text:p text:style-name="P25"><text:span text:style-name="T47">IMDB Votes </text:span><text:span text:style-name="T24">attribute is fine</text:span><text:span text:style-name="T34">. </text:span><text:span text:style-name="T28">Renamed to </text:span><text:span text:style-name="T50"><text:s/></text:span><text:span text:style-name="T51">IMDBVotes</text:span></text:p>
          <text:p text:style-name="P33">2988 movies<text:tab/></text:p>
          <text:p text:style-name="P33">Type float</text:p>
        </text:list-item>
      </text:list>
      <text:p text:style-name="P34"/>
      <text:list xml:id="list162853771288620" text:continue-numbering="true" text:style-name="L1">
        <text:list-item>
          <text:p text:style-name="P32"><text:span text:style-name="T64">Production Budget </text:span><text:span text:style-name="T66">attribute is fine. </text:span><text:span text:style-name="T69">(This attribute is needed for the analysis in part 4.). </text:span></text:p>
          <text:p text:style-name="P32"><text:span text:style-name="T73">Renamed to: </text:span><text:span text:style-name="T65"><text:s/>Budget</text:span></text:p>
          <text:p text:style-name="P14"><text:span text:style-name="T67">320</text:span><text:span text:style-name="T66">0</text:span><text:span text:style-name="T67"> movies (</text:span><text:span text:style-name="T71">after pruning </text:span><text:span text:style-name="T74">Worldwide Gross </text:span><text:span text:style-name="T76">and </text:span><text:span text:style-name="T77">Release Date</text:span><text:span text:style-name="T74"> </text:span><text:span text:style-name="T75">pruning</text:span><text:span text:style-name="T78"> </text:span><text:span text:style-name="T71">31</text:span><text:span text:style-name="T72">87</text:span><text:span text:style-name="T71"> </text:span><text:span text:style-name="T67">)</text:span><text:span text:style-name="T68"><text:tab/></text:span></text:p>
          <text:p text:style-name="P14"><text:span text:style-name="T67">Type </text:span><text:span text:style-name="T66">float</text:span></text:p>
        </text:list-item>
      </text:list>
      <text:p text:style-name="P12"/>
      <text:list xml:id="list162853642098829" text:continue-numbering="true" text:style-name="L1">
        <text:list-item>
          <text:p text:style-name="P15"><text:span text:style-name="T64">Director </text:span><text:span text:style-name="T66">attribute is fine. </text:span><text:span text:style-name="T70"><text:s/></text:span><text:span text:style-name="T69">(This attribute is needed for the analysis in part 4.).</text:span></text:p>
          <text:p text:style-name="P35">1870 movies <text:tab/></text:p>
          <text:p text:style-name="P35">Type float</text:p>
        </text:list-item>
      </text:list>
      <text:p text:style-name="P36"/>
      <text:p text:style-name="P37"/>
      <text:p text:style-name="P13"><text:span text:style-name="T79">After </text:span><text:span text:style-name="T81">Worldwide Gross </text:span><text:span text:style-name="T80">and </text:span><text:span text:style-name="T82">Release Date </text:span><text:span text:style-name="T79">pruning, indices </text:span><text:span text:style-name="T80">will be reset</text:span><text:span text:style-name="T79"> </text:span><text:span text:style-name="T83">and renamed as “ID” starting from 1 instead of 0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16:28:53.173162321</dc:date>
    <meta:editing-duration>PT19H22M19S</meta:editing-duration>
    <meta:editing-cycles>325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44" meta:character-count="3059" meta:non-whitespace-character-count="2500"/>
  </office:meta>
</office:document-meta>
</file>